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JetBrains Mono" svg:font-family="JetBrains Mono" style:font-family-generic="modern" style:font-pitch="fixed" svg:panose-1="2 0 0 9 0 0 0 0 0 0"/>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text-properties fo:language="de" fo:country="DE"/>
    </style:style>
    <style:style style:name="P12" style:parent-style-name="Subtitle" style:family="paragraph">
      <style:text-properties fo:language="de" fo:country="DE"/>
    </style:style>
    <style:style style:name="P13" style:parent-style-name="Subtitle" style:family="paragraph">
      <style:text-properties fo:language="de" fo:country="DE"/>
    </style:style>
    <style:style style:name="P14" style:parent-style-name="Subtitle" style:family="paragraph">
      <style:text-properties fo:language="de" fo:country="DE"/>
    </style:style>
    <style:style style:name="P15" style:parent-style-name="TOC1" style:family="paragraph">
      <style:paragraph-properties>
        <style:tab-stops>
          <style:tab-stop style:type="right" style:leader-style="dotted" style:leader-text="." style:position="6.293in"/>
        </style:tab-stops>
      </style:paragraph-properties>
    </style:style>
    <style:style style:name="P16" style:parent-style-name="TOC1" style:family="paragraph">
      <style:paragraph-properties>
        <style:tab-stops>
          <style:tab-stop style:type="right" style:leader-style="dotted" style:leader-text="." style:position="6.293in"/>
        </style:tab-stops>
      </style:paragraph-properties>
    </style:style>
    <style:style style:name="T17" style:parent-style-name="Hyperlink" style:family="text">
      <style:text-properties fo:language="de" fo:country="DE"/>
    </style:style>
    <style:style style:name="P18" style:parent-style-name="TOC1" style:family="paragraph">
      <style:paragraph-properties>
        <style:tab-stops>
          <style:tab-stop style:type="right" style:leader-style="dotted" style:leader-text="." style:position="6.293in"/>
        </style:tab-stops>
      </style:paragraph-properties>
    </style:style>
    <style:style style:name="T19" style:parent-style-name="Hyperlink" style:family="text">
      <style:text-properties fo:language="de" fo:country="DE"/>
    </style:style>
    <style:style style:name="P20" style:parent-style-name="TOC2" style:family="paragraph">
      <style:paragraph-properties>
        <style:tab-stops>
          <style:tab-stop style:type="right" style:leader-style="dotted" style:leader-text="." style:position="6.1263in"/>
        </style:tab-stops>
      </style:paragraph-properties>
    </style:style>
    <style:style style:name="T21" style:parent-style-name="Hyperlink" style:family="text">
      <style:text-properties fo:language="de" fo:country="DE"/>
    </style:style>
    <style:style style:name="P22" style:parent-style-name="TOC2" style:family="paragraph">
      <style:paragraph-properties>
        <style:tab-stops>
          <style:tab-stop style:type="right" style:leader-style="dotted" style:leader-text="." style:position="6.1263in"/>
        </style:tab-stops>
      </style:paragraph-properties>
    </style:style>
    <style:style style:name="T23" style:parent-style-name="Hyperlink" style:family="text">
      <style:text-properties fo:language="de" fo:country="DE"/>
    </style:style>
    <style:style style:name="P24" style:parent-style-name="TOC2" style:family="paragraph">
      <style:paragraph-properties>
        <style:tab-stops>
          <style:tab-stop style:type="right" style:leader-style="dotted" style:leader-text="." style:position="6.1263in"/>
        </style:tab-stops>
      </style:paragraph-properties>
    </style:style>
    <style:style style:name="T25" style:parent-style-name="Hyperlink" style:family="text">
      <style:text-properties fo:language="de" fo:country="DE"/>
    </style:style>
    <style:style style:name="P26" style:parent-style-name="TOC1" style:family="paragraph">
      <style:paragraph-properties>
        <style:tab-stops>
          <style:tab-stop style:type="right" style:leader-style="dotted" style:leader-text="." style:position="6.293in"/>
        </style:tab-stops>
      </style:paragraph-properties>
    </style:style>
    <style:style style:name="T27" style:parent-style-name="Hyperlink" style:family="text">
      <style:text-properties fo:language="de" fo:country="DE"/>
    </style:style>
    <style:style style:name="P28" style:parent-style-name="TOC2" style:family="paragraph">
      <style:paragraph-properties>
        <style:tab-stops>
          <style:tab-stop style:type="right" style:leader-style="dotted" style:leader-text="." style:position="6.1263in"/>
        </style:tab-stops>
      </style:paragraph-properties>
    </style:style>
    <style:style style:name="T29" style:parent-style-name="Hyperlink" style:family="text">
      <style:text-properties fo:language="de" fo:country="DE"/>
    </style:style>
    <style:style style:name="P30" style:parent-style-name="TOC2" style:family="paragraph">
      <style:paragraph-properties>
        <style:tab-stops>
          <style:tab-stop style:type="right" style:leader-style="dotted" style:leader-text="." style:position="6.1263in"/>
        </style:tab-stops>
      </style:paragraph-properties>
    </style:style>
    <style:style style:name="P31" style:parent-style-name="TOC2" style:family="paragraph">
      <style:paragraph-properties>
        <style:tab-stops>
          <style:tab-stop style:type="right" style:leader-style="dotted" style:leader-text="." style:position="6.1263in"/>
        </style:tab-stops>
      </style:paragraph-properties>
    </style:style>
    <style:style style:name="T32" style:parent-style-name="Hyperlink" style:family="text">
      <style:text-properties fo:language="de" fo:country="DE"/>
    </style:style>
    <style:style style:name="P33" style:parent-style-name="TOC2" style:family="paragraph">
      <style:paragraph-properties>
        <style:tab-stops>
          <style:tab-stop style:type="right" style:leader-style="dotted" style:leader-text="." style:position="6.1263in"/>
        </style:tab-stops>
      </style:paragraph-properties>
    </style:style>
    <style:style style:name="T34" style:parent-style-name="Hyperlink" style:family="text">
      <style:text-properties fo:language="de" fo:country="DE"/>
    </style:style>
    <style:style style:name="P35" style:parent-style-name="TOC2" style:family="paragraph">
      <style:paragraph-properties>
        <style:tab-stops>
          <style:tab-stop style:type="right" style:leader-style="dotted" style:leader-text="." style:position="6.1263in"/>
        </style:tab-stops>
      </style:paragraph-properties>
    </style:style>
    <style:style style:name="T36" style:parent-style-name="Hyperlink" style:family="text">
      <style:text-properties fo:language="de" fo:country="DE"/>
    </style:style>
    <style:style style:name="P37" style:parent-style-name="TOC2" style:family="paragraph">
      <style:paragraph-properties>
        <style:tab-stops>
          <style:tab-stop style:type="right" style:leader-style="dotted" style:leader-text="." style:position="6.1263in"/>
        </style:tab-stops>
      </style:paragraph-properties>
    </style:style>
    <style:style style:name="T38" style:parent-style-name="Hyperlink" style:family="text">
      <style:text-properties fo:language="de" fo:country="DE"/>
    </style:style>
    <style:style style:name="P39" style:parent-style-name="TOC2" style:family="paragraph">
      <style:paragraph-properties>
        <style:tab-stops>
          <style:tab-stop style:type="right" style:leader-style="dotted" style:leader-text="." style:position="6.1263in"/>
        </style:tab-stops>
      </style:paragraph-properties>
    </style:style>
    <style:style style:name="T40" style:parent-style-name="Hyperlink" style:family="text">
      <style:text-properties fo:language="de" fo:country="DE"/>
    </style:style>
    <style:style style:name="P41" style:parent-style-name="TOC1" style:family="paragraph">
      <style:paragraph-properties>
        <style:tab-stops>
          <style:tab-stop style:type="right" style:leader-style="dotted" style:leader-text="." style:position="6.293in"/>
        </style:tab-stops>
      </style:paragraph-properties>
    </style:style>
    <style:style style:name="T42" style:parent-style-name="Hyperlink" style:family="text">
      <style:text-properties fo:language="de" fo:country="DE"/>
    </style:style>
    <style:style style:name="P43" style:parent-style-name="TOC2" style:family="paragraph">
      <style:paragraph-properties>
        <style:tab-stops>
          <style:tab-stop style:type="right" style:leader-style="dotted" style:leader-text="." style:position="6.1263in"/>
        </style:tab-stops>
      </style:paragraph-properties>
    </style:style>
    <style:style style:name="T44" style:parent-style-name="Hyperlink" style:family="text">
      <style:text-properties fo:language="de" fo:country="DE"/>
    </style:style>
    <style:style style:name="P45" style:parent-style-name="TOC2" style:family="paragraph">
      <style:paragraph-properties>
        <style:tab-stops>
          <style:tab-stop style:type="right" style:leader-style="dotted" style:leader-text="." style:position="6.1263in"/>
        </style:tab-stops>
      </style:paragraph-properties>
    </style:style>
    <style:style style:name="T46" style:parent-style-name="Hyperlink" style:family="text">
      <style:text-properties fo:language="de" fo:country="DE"/>
    </style:style>
    <style:style style:name="P47" style:parent-style-name="TOC2" style:family="paragraph">
      <style:paragraph-properties>
        <style:tab-stops>
          <style:tab-stop style:type="right" style:leader-style="dotted" style:leader-text="." style:position="6.1263in"/>
        </style:tab-stops>
      </style:paragraph-properties>
    </style:style>
    <style:style style:name="T48" style:parent-style-name="Hyperlink" style:family="text">
      <style:text-properties fo:language="de" fo:country="DE"/>
    </style:style>
    <style:style style:name="P49" style:parent-style-name="Textbody" style:family="paragraph">
      <style:text-properties fo:font-weight="bold" style:font-weight-asian="bold" style:font-weight-complex="bold" fo:background-color="#FFF200" fo:language="de" fo:country="DE"/>
    </style:style>
    <style:style style:name="P50" style:parent-style-name="Heading1" style:family="paragraph">
      <style:text-properties fo:language="de" fo:country="DE"/>
    </style:style>
    <style:style style:name="P51" style:parent-style-name="Textbody" style:family="paragraph">
      <style:text-properties fo:language="de" fo:country="DE"/>
    </style:style>
    <style:style style:name="P52" style:parent-style-name="Heading1" style:family="paragraph">
      <style:text-properties fo:language="de" fo:country="DE"/>
    </style:style>
    <style:style style:name="P53" style:parent-style-name="Heading2" style:family="paragraph">
      <style:text-properties fo:language="de" fo:country="DE"/>
    </style:style>
    <style:style style:name="P54" style:parent-style-name="Normal" style:family="paragraph">
      <style:paragraph-properties fo:margin-top="0.1666in" fo:margin-bottom="0.1666in"/>
      <style:text-properties fo:language="de" fo:country="DE"/>
    </style:style>
    <style:style style:name="P55" style:parent-style-name="Normal" style:family="paragraph">
      <style:paragraph-properties fo:margin-top="0.1666in" fo:margin-bottom="0.1666in"/>
    </style:style>
    <style:style style:name="T56" style:parent-style-name="DefaultParagraphFont" style:family="text">
      <style:text-properties fo:language="de" fo:country="DE"/>
    </style:style>
    <style:style style:name="T57" style:parent-style-name="DefaultParagraphFont" style:family="text">
      <style:text-properties fo:language="de" fo:country="DE"/>
    </style:style>
    <style:style style:name="T58" style:parent-style-name="hgkelc" style:family="text">
      <style:text-properties fo:language="de" fo:country="DE"/>
    </style:style>
    <style:style style:name="T59" style:parent-style-name="DefaultParagraphFont" style:family="text">
      <style:text-properties fo:language="de" fo:country="DE"/>
    </style:style>
    <style:style style:name="T60" style:parent-style-name="DefaultParagraphFont" style:family="text">
      <style:text-properties fo:language="de" fo:country="DE"/>
    </style:style>
    <style:style style:name="T61" style:parent-style-name="DefaultParagraphFont" style:family="text">
      <style:text-properties fo:language="de" fo:country="DE"/>
    </style:style>
    <style:style style:name="P62" style:parent-style-name="Heading2" style:family="paragraph">
      <style:text-properties fo:language="de" fo:country="DE"/>
    </style:style>
    <style:style style:name="P63" style:parent-style-name="Normal" style:family="paragraph">
      <style:text-properties fo:language="de" fo:country="DE"/>
    </style:style>
    <style:style style:name="P64" style:parent-style-name="Normal" style:family="paragraph">
      <style:text-properties fo:language="de" fo:country="DE"/>
    </style:style>
    <style:style style:name="P65" style:parent-style-name="Heading2" style:family="paragraph">
      <style:text-properties fo:language="de" fo:country="DE"/>
    </style:style>
    <style:style style:name="P66" style:parent-style-name="Normal" style:family="paragraph">
      <style:text-properties fo:language="de" fo:country="DE"/>
    </style:style>
    <style:style style:name="P67" style:parent-style-name="Heading1" style:family="paragraph">
      <style:text-properties fo:language="de" fo:country="DE"/>
    </style:style>
    <style:style style:name="P68" style:parent-style-name="Heading2" style:family="paragraph">
      <style:text-properties fo:language="de" fo:country="DE"/>
    </style:style>
    <style:style style:name="P69" style:parent-style-name="Normal" style:family="paragraph">
      <style:text-properties fo:language="de" fo:country="DE"/>
    </style:style>
    <style:style style:name="P70" style:parent-style-name="Normal" style:family="paragraph">
      <style:text-properties fo:language="de" fo:country="DE"/>
    </style:style>
    <style:style style:name="P71" style:parent-style-name="Normal" style:family="paragraph">
      <style:text-properties fo:language="de" fo:country="DE"/>
    </style:style>
    <style:style style:name="P72" style:parent-style-name="Normal" style:family="paragraph">
      <style:text-properties fo:language="de" fo:country="DE"/>
    </style:style>
    <style:style style:name="P73" style:parent-style-name="Normal" style:family="paragraph">
      <style:text-properties fo:language="de" fo:country="DE"/>
    </style:style>
    <style:style style:name="P74" style:parent-style-name="Heading2" style:family="paragraph">
      <style:text-properties fo:language="de" fo:country="DE"/>
    </style:style>
    <style:style style:name="P75" style:parent-style-name="Normal" style:family="paragraph">
      <style:text-properties fo:language="de" fo:country="DE"/>
    </style:style>
    <style:style style:name="P76" style:parent-style-name="Normal" style:family="paragraph">
      <style:text-properties fo:language="de" fo:country="DE"/>
    </style:style>
    <style:style style:name="P77" style:parent-style-name="Normal" style:family="paragraph">
      <style:text-properties fo:language="de" fo:country="DE"/>
    </style:style>
    <style:style style:name="P78" style:parent-style-name="Normal" style:family="paragraph">
      <style:text-properties fo:language="de" fo:country="DE"/>
    </style:style>
    <style:style style:name="P79" style:parent-style-name="Heading2" style:family="paragraph">
      <style:text-properties fo:language="de" fo:country="DE"/>
    </style:style>
    <style:style style:name="P80" style:parent-style-name="Normal" style:family="paragraph">
      <style:text-properties fo:language="de" fo:country="DE"/>
    </style:style>
    <style:style style:name="P81" style:parent-style-name="Normal" style:family="paragraph">
      <style:text-properties fo:language="de" fo:country="DE"/>
    </style:style>
    <style:style style:name="P82" style:parent-style-name="Heading2" style:family="paragraph">
      <style:text-properties fo:language="de" fo:country="DE"/>
    </style:style>
    <style:style style:name="P83" style:parent-style-name="Normal" style:family="paragraph">
      <style:text-properties fo:language="de" fo:country="DE"/>
    </style:style>
    <style:style style:name="P84" style:parent-style-name="Normal" style:family="paragraph">
      <style:text-properties fo:language="de" fo:country="DE"/>
    </style:style>
    <style:style style:name="P85" style:parent-style-name="Heading2" style:family="paragraph">
      <style:text-properties fo:language="de" fo:country="DE"/>
    </style:style>
    <style:style style:name="P86" style:parent-style-name="Normal" style:family="paragraph">
      <style:text-properties fo:language="de" fo:country="DE"/>
    </style:style>
    <style:style style:name="P87" style:parent-style-name="Normal" style:family="paragraph">
      <style:text-properties fo:language="de" fo:country="DE"/>
    </style:style>
    <style:style style:name="P88" style:parent-style-name="Heading2" style:family="paragraph">
      <style:text-properties fo:language="de" fo:country="DE"/>
    </style:style>
    <style:style style:name="P89" style:parent-style-name="Normal" style:family="paragraph">
      <style:text-properties fo:language="de" fo:country="DE"/>
    </style:style>
    <style:style style:name="P90" style:parent-style-name="Normal" style:family="paragraph">
      <style:text-properties fo:language="de" fo:country="DE"/>
    </style:style>
    <style:style style:name="P91" style:parent-style-name="Normal" style:family="paragraph">
      <style:text-properties fo:language="de" fo:country="DE"/>
    </style:style>
    <style:style style:name="P92" style:parent-style-name="Heading1" style:family="paragraph">
      <style:text-properties fo:language="de" fo:country="DE"/>
    </style:style>
    <style:style style:name="P93" style:parent-style-name="Heading2" style:family="paragraph">
      <style:text-properties fo:language="de" fo:country="DE"/>
    </style:style>
    <style:style style:name="P94" style:parent-style-name="Normal" style:family="paragraph">
      <style:text-properties fo:language="de" fo:country="DE"/>
    </style:style>
    <style:style style:name="P95" style:parent-style-name="Normal" style:family="paragraph">
      <style:text-properties fo:language="de" fo:country="DE"/>
    </style:style>
    <style:style style:name="P96"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98"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8"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1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4"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6"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1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1"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2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P135" style:parent-style-name="Normal" style:family="paragraph">
      <style:text-properties fo:language="de" fo:country="DE"/>
    </style:style>
    <style:style style:name="P136"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8"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1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5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5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5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54"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5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56"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5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59"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6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6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6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6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65"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6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6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6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6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70"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7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7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7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7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7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83"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8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5"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8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9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9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9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9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7"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9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0"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21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1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1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1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2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2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5"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22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3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3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3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3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3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4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7"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2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9"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2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54"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25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6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6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P264" style:parent-style-name="Heading2" style:family="paragraph">
      <style:text-properties fo:language="de" fo:country="DE"/>
    </style:style>
    <style:style style:name="P265" style:parent-style-name="Normal" style:family="paragraph">
      <style:text-properties fo:language="de" fo:country="DE"/>
    </style:style>
    <style:style style:name="P266" style:parent-style-name="Normal" style:family="paragraph">
      <style:text-properties fo:language="de" fo:country="DE"/>
    </style:style>
    <style:style style:name="P267"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8"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69"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7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71"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72" style:parent-style-name="DefaultParagraphFont" style:family="text">
      <style:text-properties style:font-name="JetBrains Mono" style:font-name-asian="Times New Roman" style:font-name-complex="JetBrains Mono" fo:font-style="italic" style:font-style-asian="italic" style:font-style-complex="italic" fo:color="#9876AA" style:letter-kerning="false" fo:font-size="10pt" style:font-size-asian="10pt" style:font-size-complex="10pt" fo:language="de" fo:country="DE" style:language-asian="de" style:country-asian="DE" style:language-complex="ar" style:country-complex="SA"/>
    </style:style>
    <style:style style:name="T27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74"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75"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76"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P277" style:parent-style-name="Normal" style:family="paragraph">
      <style:text-properties fo:language="de" fo:country="DE"/>
    </style:style>
    <style:style style:name="P278" style:parent-style-name="Normal" style:family="paragraph">
      <style:text-properties fo:language="de" fo:country="DE"/>
    </style:style>
    <style:style style:name="P279"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0"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81"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8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8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84"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8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286"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87"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88"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89"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90"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91"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92"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93"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94"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95"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96"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97"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298"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299"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300"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301"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302" style:parent-style-name="DefaultParagraphFont" style:family="text">
      <style:text-properties style:font-name="JetBrains Mono" style:font-name-asian="Times New Roman" style:font-name-complex="JetBrains Mono" fo:color="#6A8759" style:letter-kerning="false" fo:font-size="10pt" style:font-size-asian="10pt" style:font-size-complex="10pt" fo:language="de" fo:country="DE" style:language-asian="de" style:country-asian="DE" style:language-complex="ar" style:country-complex="SA"/>
    </style:style>
    <style:style style:name="T30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04"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30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P306" style:parent-style-name="Normal" style:family="paragraph">
      <style:text-properties fo:language="de" fo:country="DE"/>
    </style:style>
    <style:style style:name="P307" style:parent-style-name="Normal" style:family="paragraph">
      <style:text-properties fo:language="de" fo:country="DE"/>
    </style:style>
    <style:style style:name="P308"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10"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31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1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1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8"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2" style:parent-style-name="DefaultParagraphFont" style:family="text">
      <style:text-properties style:font-name="JetBrains Mono" style:font-name-asian="Times New Roman" style:font-name-complex="JetBrains Mono" fo:font-style="italic" style:font-style-asian="italic" style:font-style-complex="italic" fo:color="#9876AA" style:letter-kerning="false" fo:font-size="10pt" style:font-size-asian="10pt" style:font-size-complex="10pt" style:language-asian="de" style:country-asian="DE" style:language-complex="ar" style:country-complex="SA"/>
    </style:style>
    <style:style style:name="T3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2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2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2"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3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4"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2"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4"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4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6"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8"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50"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5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52"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5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5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5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5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57"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5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59"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6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1"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36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64"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6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66"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6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6"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7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8"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7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8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8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90"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9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92"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9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9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95"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9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97"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9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99"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40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2"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4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6"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4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8"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11"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41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13"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41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15"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41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1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8"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4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2"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4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4"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27"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42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29"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43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3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2"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43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4"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44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6"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51"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45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5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4"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45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8" style:parent-style-name="DefaultParagraphFont" style:family="text">
      <style:text-properties style:font-name="JetBrains Mono" style:font-name-asian="Times New Roman" style:font-name-complex="JetBrains Mono" fo:color="#808080" style:letter-kerning="false" fo:font-size="10pt" style:font-size-asian="10pt" style:font-size-complex="10pt" style:language-asian="de" style:country-asian="DE" style:language-complex="ar" style:country-complex="SA"/>
    </style:style>
    <style:style style:name="T459" style:parent-style-name="DefaultParagraphFont" style:family="text">
      <style:text-properties style:font-name="JetBrains Mono" style:font-name-asian="Times New Roman" style:font-name-complex="JetBrains Mono" fo:color="#808080" style:letter-kerning="false" fo:font-size="10pt" style:font-size-asian="10pt" style:font-size-complex="10pt" style:language-asian="de" style:country-asian="DE" style:language-complex="ar" style:country-complex="SA"/>
    </style:style>
    <style:style style:name="T46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6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P464" style:parent-style-name="Normal" style:family="paragraph">
      <style:text-properties fo:language="de" fo:country="DE"/>
    </style:style>
    <style:style style:name="P465"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67"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46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6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7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7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5"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47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78"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47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8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4"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48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6"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8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8" style:parent-style-name="DefaultParagraphFont" style:family="text">
      <style:text-properties style:font-name="JetBrains Mono" style:font-name-asian="Times New Roman" style:font-name-complex="JetBrains Mono" fo:font-style="italic" style:font-style-asian="italic" style:font-style-complex="italic" fo:color="#9876AA" style:letter-kerning="false" fo:font-size="10pt" style:font-size-asian="10pt" style:font-size-complex="10pt" style:language-asian="de" style:country-asian="DE" style:language-complex="ar" style:country-complex="SA"/>
    </style:style>
    <style:style style:name="T4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9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9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8"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4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5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11"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51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3"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5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18"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1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20"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2"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5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6"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52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8"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52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31"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3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33"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3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9"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54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1"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5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51"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5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53"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55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55"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5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57"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5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59"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6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6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6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6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6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6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6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7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71"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5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73"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57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75"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57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7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57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7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8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8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82"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8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84"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8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86"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8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89"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5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9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92"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9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94"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9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96"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9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9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99"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60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P609" style:parent-style-name="Heading2" style:family="paragraph">
      <style:text-properties fo:language="de" fo:country="DE"/>
    </style:style>
    <style:style style:name="P610" style:parent-style-name="Normal" style:family="paragraph">
      <style:text-properties fo:language="de" fo:country="DE"/>
    </style:style>
    <style:style style:name="P611" style:parent-style-name="Normal" style:family="paragraph">
      <style:text-properties fo:language="de" fo:country="DE"/>
    </style:style>
    <style:style style:name="P612"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14"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6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1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1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2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6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2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2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26"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62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2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3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3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3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3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3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3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3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40"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6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4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4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4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46"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6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48"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6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50"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65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52"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65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54"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65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5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5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6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6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6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6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6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6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6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6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7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74"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6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76"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67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78"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67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80"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68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8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8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8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8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8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87"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6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89"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6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91"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69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93"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69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9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9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9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9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office:automatic-styles>
  <office:body>
    <office:text text:use-soft-page-breaks="true">
      <text:p text:style-name="P1">Aufgabe 1: Störung<text:bookmark-start text:name="Aufgabe"/><text:bookmark-end text:name="Aufgabe"/></text:p>
      <text:p text:style-name="P12">Team-ID: 00772<text:bookmark-start text:name="TeamID"/><text:bookmark-end text:name="TeamID"/></text:p>
      <text:p text:style-name="P13">Team: Aino Spring</text:p>
      <text:p text:style-name="P14">Bearbeiter/-innen dieser Aufgabe:<text:line-break/>Aino Spring</text:p>
      <text:p text:style-name="Subtitle">12. November 2022</text:p>
      <text:h text:style-name="TOCHeading" text:outline-level="1"><text:bookmark-start text:name="_Toc119177111"/><text:bookmark-start text:name="_Toc119232696"/><text:bookmark-start text:name="_Toc119939228"/>Inhaltsverzeichnis<text:bookmark-end text:name="_Toc119177111"/><text:bookmark-end text:name="_Toc119232696"/><text:bookmark-end text:name="_Toc119939228"/></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a xlink:href="#_Toc119939228" office:target-frame-name="_top" xlink:show="replace"><text:span text:style-name="Hyperlink">Inhaltsverzeichnis</text:span><text:tab/>1</text:a></text:p>
          <text:p text:style-name="P16"><text:a xlink:href="#_Toc119939229" office:target-frame-name="_top" xlink:show="replace"><text:span text:style-name="T17">Lösungsidee</text:span><text:tab/>1</text:a></text:p>
          <text:p text:style-name="P18"><text:a xlink:href="#_Toc119939230" office:target-frame-name="_top" xlink:show="replace"><text:span text:style-name="T19">Umsetzung</text:span><text:tab/>2</text:a></text:p>
          <text:p text:style-name="P20"><text:a xlink:href="#_Toc119939231" office:target-frame-name="_top" xlink:show="replace"><text:span text:style-name="T21">Findung der Satzmöglichkeiten</text:span><text:tab/>2</text:a></text:p>
          <text:p text:style-name="P22"><text:a xlink:href="#_Toc119939232" office:target-frame-name="_top" xlink:show="replace"><text:span text:style-name="T23">Importierung des Buchtexts und der unvollständigen Wörter</text:span><text:tab/>2</text:a></text:p>
          <text:p text:style-name="P24"><text:a xlink:href="#_Toc119939233" office:target-frame-name="_top" xlink:show="replace"><text:span text:style-name="T25">Alles zusammenfügen</text:span><text:tab/>2</text:a></text:p>
          <text:p text:style-name="P26"><text:a xlink:href="#_Toc119939234" office:target-frame-name="_top" xlink:show="replace"><text:span text:style-name="T27">Beispiele</text:span><text:tab/>2</text:a></text:p>
          <text:p text:style-name="P28"><text:a xlink:href="#_Toc119939235" office:target-frame-name="_top" xlink:show="replace"><text:span text:style-name="T29">stoerung0.txt</text:span><text:tab/>2</text:a></text:p>
          <text:p text:style-name="P30"><text:a xlink:href="#_Toc119939236" office:target-frame-name="_top" xlink:show="replace"><text:span text:style-name="Hyperlink">stoerung1.txt</text:span><text:tab/>2</text:a></text:p>
          <text:p text:style-name="P31"><text:a xlink:href="#_Toc119939237" office:target-frame-name="_top" xlink:show="replace"><text:span text:style-name="T32">stoerung2.txt</text:span><text:tab/>3</text:a></text:p>
          <text:p text:style-name="P33"><text:a xlink:href="#_Toc119939238" office:target-frame-name="_top" xlink:show="replace"><text:span text:style-name="T34">stoerung3.txt</text:span><text:tab/>3</text:a></text:p>
          <text:p text:style-name="P35"><text:a xlink:href="#_Toc119939239" office:target-frame-name="_top" xlink:show="replace"><text:span text:style-name="T36">stoerung4.txt</text:span><text:tab/>3</text:a></text:p>
          <text:p text:style-name="P37"><text:a xlink:href="#_Toc119939240" office:target-frame-name="_top" xlink:show="replace"><text:span text:style-name="T38">stoerung5.txt</text:span><text:tab/>3</text:a></text:p>
          <text:p text:style-name="P39"><text:a xlink:href="#_Toc119939241" office:target-frame-name="_top" xlink:show="replace"><text:span text:style-name="T40">Eigener unvollständiger Satz</text:span><text:tab/>3</text:a></text:p>
          <text:p text:style-name="P41"><text:a xlink:href="#_Toc119939242" office:target-frame-name="_top" xlink:show="replace"><text:span text:style-name="T42">Quellcode</text:span><text:tab/>3</text:a></text:p>
          <text:p text:style-name="P43"><text:a xlink:href="#_Toc119939243" office:target-frame-name="_top" xlink:show="replace"><text:span text:style-name="T44">Findung der Satzmöglichkeiten</text:span><text:tab/>3</text:a></text:p>
          <text:p text:style-name="P45"><text:a xlink:href="#_Toc119939244" office:target-frame-name="_top" xlink:show="replace"><text:span text:style-name="T46">Importierung des Buchtexts und der unvollständigen Wörter</text:span><text:tab/>4</text:a></text:p>
          <text:p text:style-name="P47"><text:a xlink:href="#_Toc119939245" office:target-frame-name="_top" xlink:show="replace"><text:span text:style-name="T48">Alles zusammenfügen</text:span><text:tab/>5</text:a></text:p>
        </text:index-body>
      </text:table-of-content>
      <text:p text:style-name="Normal"/>
      <text:p text:style-name="P49"/>
      <text:h text:style-name="P50" text:outline-level="1"><text:bookmark-start text:name="__RefHeading___Toc2232_4178761632"/><text:bookmark-start text:name="_Toc119170538"/><text:bookmark-start text:name="_Toc119177112"/><text:bookmark-start text:name="_Toc119232697"/><text:bookmark-start text:name="_Toc119939229"/>Lösungsidee<text:bookmark-end text:name="__RefHeading___Toc2232_4178761632"/><text:bookmark-end text:name="_Toc119170538"/><text:bookmark-end text:name="_Toc119177112"/><text:bookmark-end text:name="_Toc119232697"/><text:bookmark-end text:name="_Toc119939229"/></text:h>
      <text:p text:style-name="P51">Es werden zuerst alle Wörter des Textes/Buches überprüft, ob sie dem ersten Wort des unvollständigen Satzes gleichen. Falls dies der Fall ist, werden die nächsten Wörter überprüft, ob sie mit dem unvollständigen Satz übereinstimmen. Ist ein „_“ im unvollständigen Satz, wird es als Wort erkannt, welches jedem anderen gleicht. Sonderzeichen im Text werden nicht beachtet.</text:p>
      <text:h text:style-name="P52" text:outline-level="1"><text:bookmark-start text:name="__RefHeading___Toc2234_4178761632"/><text:bookmark-start text:name="_Toc119170539"/><text:bookmark-start text:name="_Toc119177113"/><text:bookmark-start text:name="_Toc119232698"/><text:bookmark-start text:name="_Toc119939230"/>Umsetzung<text:bookmark-end text:name="__RefHeading___Toc2234_4178761632"/><text:bookmark-end text:name="_Toc119170539"/><text:bookmark-end text:name="_Toc119177113"/><text:bookmark-end text:name="_Toc119232698"/><text:bookmark-end text:name="_Toc119939230"/></text:h>
      <text:h text:style-name="P53" text:outline-level="2"><text:bookmark-start text:name="_Toc119232699"/><text:bookmark-start text:name="_Toc119170542"/><text:bookmark-start text:name="_Toc119177116"/><text:bookmark-start text:name="__RefHeading___Toc2236_4178761632"/><text:bookmark-start text:name="_Toc119939231"/>Findung der Satzmöglichkeiten<text:bookmark-end text:name="_Toc119232699"/><text:bookmark-end text:name="_Toc119939231"/></text:h>
      <text:p text:style-name="P54">Die erste Funktion ist die „CheckWords(word string, wordInBook string)“ Funktion. Sie Überprüft, ob ein Wort einem anderen gleicht. Die Groß- und Kleinschreibung wird hierbei nicht beachtet. Falls der erste Parameter (das Wort aus dem unvollständigen Satz) ein „_“ ist, wird immer „true“ zurückgegeben.</text:p>
      <text:p text:style-name="P55"><text:span text:style-name="T56">Die Funktion „Search(sentence string, text *string, returnChannel chan string)” sucht alle Satzmöglichkeiten in einem Text. Der Text wird als Pointer übergeben, da er oft lang werden kann und es so effizienter ist. Die gefundenen Sätze werden über ei</text:span><text:span text:style-name="T57">nen Kanal zurückgegeben, da es zu mehreren möglichen Sätzen kommen kann und so<text:s/></text:span><text:span text:style-name="T58">Multithreading<text:s/></text:span><text:span text:style-name="T59">ermöglicht werden kann. Die Sätze werden gefunden, indem über jedes Wort des Textes iteriert wird und mit der im obigen Punkt genannten „CheckWords“ Funktion über</text:span><text:span text:style-name="T60">prüft wird, ob das erste Wort des unvollständigen Satzes und das aktuelle Wort sich gleichen. Falls dies der Fall ist, werden die nächsten Wörter im Text mit den nächsten Wörtern des unvollständigen Satzes überprüft. Wenn die „CheckWords“ Funktion bei jede</text:span><text:span text:style-name="T61">m Wortpaar „true“ zurückgegeben hat, wird der vollständige Satz aus dem Text über den Kanal zurückgegeben.</text:span></text:p>
      <text:h text:style-name="P62" text:outline-level="2"><text:bookmark-start text:name="_Toc119232700"/><text:bookmark-start text:name="_Toc119939232"/>Importierung des Buchtexts und der unvollständigen Wörter<text:bookmark-end text:name="_Toc119232700"/><text:bookmark-end text:name="_Toc119939232"/></text:h>
      <text:p text:style-name="P63">Die „ImportBook()“ Funktion importiert den Text des Buchs aus der in der config-Datei angegebenen Datei. Dazu wird die erste Zeile der config-Datei ausgelesen und der Inhalt als Pfad für die Datei zum Buch verwendet. Der Inhalt dieser Datei wird ausgelesen und doppelte Leer-, Sonder- sowie CRLF-Zeichen werden entfernt. Die Rückgabe des Texts erfolgt als Pointer, wegen den im obigen Punkt zur „Search“ Funktion genannten Gründen.</text:p>
      <text:p text:style-name="P64">Die „ImportFiles()“ Funktion importiert die in der config-Datei ab zweiter Zeile angegebenen Dateien mit den unvollständigen Sätzen. Dazu wird der ganze Inhalt ab der zweiten Zeile der config-Datei ausgelesen. Jede Zeile jener Datei repräsentiert einen Pfad zu einer Datei mit einem unvollständigen Satz. Diese Dateien werden ausgelesen und als string array (in diesem Fall ein string slice) zurückgegeben.</text:p>
      <text:h text:style-name="P65" text:outline-level="2"><text:bookmark-start text:name="_Toc119232701"/><text:bookmark-start text:name="_Toc119939233"/>Alles zusammenfügen<text:bookmark-end text:name="_Toc119170542"/><text:bookmark-end text:name="_Toc119177116"/><text:bookmark-end text:name="_Toc119232701"/><text:bookmark-end text:name="_Toc119939233"/></text:h>
      <text:p text:style-name="P66">In der main-Funktion wird alles zusammengefügt. Das Buch und die unvollständigen Sätze werden mithilfe der in den obigen Punkten zur Importierung des Buchtexts und der unvollständigen<text:s/>Sätze<text:s/>genannten Funktionen „ImportBook“ und „ImportFiles“ importiert und für jeden unvollständigen Satz werden alle Satzmöglichkeiten mit der „Search“ Funktion herausgefunden und diese werden mit dem Index des unvollständigen Satzes über die Standartausgabe (stdout) ausgegeben.</text:p>
      <text:h text:style-name="P67" text:outline-level="1"><text:bookmark-start text:name="_Toc119170543"/><text:bookmark-start text:name="_Toc119177117"/><text:bookmark-start text:name="_Toc119232702"/><text:bookmark-start text:name="_Toc119939234"/>Beispiele<text:bookmark-end text:name="__RefHeading___Toc2236_4178761632"/><text:bookmark-end text:name="_Toc119170543"/><text:bookmark-end text:name="_Toc119177117"/><text:bookmark-end text:name="_Toc119232702"/><text:bookmark-end text:name="_Toc119939234"/></text:h>
      <text:h text:style-name="P68" text:outline-level="2"><text:bookmark-start text:name="_Toc119232703"/><text:bookmark-start text:name="__RefHeading___Toc2238_4178761632"/><text:bookmark-start text:name="_Toc119170549"/><text:bookmark-start text:name="_Toc119177123"/><text:bookmark-start text:name="_Toc119939235"/>stoerung0.txt<text:bookmark-end text:name="_Toc119232703"/><text:bookmark-end text:name="_Toc119939235"/></text:h>
      <text:p text:style-name="P69">"Das kommt mir gar nicht<text:s/>richtig vor"</text:p>
      <text:p text:style-name="P70"/>
      <text:h text:style-name="Heading2" text:outline-level="2"><text:bookmark-start text:name="_Toc119232704"/><text:bookmark-start text:name="_Toc119939236"/>stoerung1.txt<text:bookmark-end text:name="_Toc119232704"/><text:bookmark-end text:name="_Toc119939236"/></text:h>
      <text:p text:style-name="P71">"Ich muß in Clara verwandelt"</text:p>
      <text:p text:style-name="P72">"Ich muß doch Clara sein"</text:p>
      <text:p text:style-name="P73"/>
      <text:h text:style-name="P74" text:outline-level="2"><text:bookmark-start text:name="_Toc119232705"/><text:bookmark-start text:name="_Toc119939237"/>stoerung2.txt<text:bookmark-end text:name="_Toc119232705"/><text:bookmark-end text:name="_Toc119939237"/></text:h>
      <text:p text:style-name="P75">"Fressen Katzen gern Spatzen"</text:p>
      <text:p text:style-name="P76">"Fressen Katzen gern Spatzen"</text:p>
      <text:p text:style-name="P77">"Fressen Spatzen gern Katzen"</text:p>
      <text:p text:style-name="P78"/>
      <text:h text:style-name="P79" text:outline-level="2"><text:bookmark-start text:name="_Toc119232706"/><text:bookmark-start text:name="_Toc119939238"/>stoerung3.txt<text:bookmark-end text:name="_Toc119232706"/><text:bookmark-end text:name="_Toc119939238"/></text:h>
      <text:p text:style-name="P80">"das Spiel fing an"</text:p>
      <text:p text:style-name="P81"/>
      <text:h text:style-name="P82" text:outline-level="2"><text:bookmark-start text:name="_Toc119232707"/><text:bookmark-start text:name="_Toc119939239"/>stoerung4.txt<text:bookmark-end text:name="_Toc119232707"/><text:bookmark-end text:name="_Toc119939239"/></text:h>
      <text:p text:style-name="P83">"ein sehr<text:s/>schöner Tag"</text:p>
      <text:p text:style-name="P84"/>
      <text:h text:style-name="P85" text:outline-level="2"><text:bookmark-start text:name="_Toc119232708"/><text:bookmark-start text:name="_Toc119939240"/>stoerung5.txt<text:bookmark-end text:name="_Toc119232708"/><text:bookmark-end text:name="_Toc119939240"/></text:h>
      <text:p text:style-name="P86">"Wollen Sie so gut sein"</text:p>
      <text:p text:style-name="P87"/>
      <text:h text:style-name="P88" text:outline-level="2"><text:bookmark-start text:name="_Toc119232709"/><text:bookmark-start text:name="_Toc119939241"/>Eigener unvollständiger Satz<text:bookmark-end text:name="_Toc119232709"/><text:bookmark-end text:name="_Toc119939241"/></text:h>
      <text:p text:style-name="P89">"Setzt euch ihr Alle und hört mir zu ich will euch bald genug trocken machen"</text:p>
      <text:p text:style-name="P90"/>
      <text:p text:style-name="P91">Ich wählte diesen Satz, da der originale Satz („Setzt euch, ihr Alle, und hört mir zu! ich will euch bald genug trocken machen!“ [Z. 594 – Z. 595]) mehrere Sonderzeichen an den Enden und in der Mitte des Satzes enthielt und über zwei Zeilen ging.</text:p>
      <text:h text:style-name="P92" text:outline-level="1"><text:bookmark-start text:name="_Toc119232710"/><text:bookmark-start text:name="_Toc119939242"/>Quellcode<text:bookmark-end text:name="__RefHeading___Toc2238_4178761632"/><text:bookmark-end text:name="_Toc119170549"/><text:bookmark-end text:name="_Toc119177123"/><text:bookmark-end text:name="_Toc119232710"/><text:bookmark-end text:name="_Toc119939242"/></text:h>
      <text:h text:style-name="P93" text:outline-level="2"><text:bookmark-start text:name="_Toc119939243"/>Findung der Satzmöglichkeiten<text:bookmark-end text:name="_Toc119939243"/></text:h>
      <text:p text:style-name="P94"/>
      <text:p text:style-name="P95">Die Funktion, um zu überprüfen, ob sich zwei Wörter gleichen:</text:p>
      <text:p text:style-name="P96"><text:span text:style-name="T97">func<text:s/></text:span><text:span text:style-name="T98">CheckWords</text:span><text:span text:style-name="T99">(word<text:s/></text:span><text:span text:style-name="T100">string,<text:s/></text:span><text:span text:style-name="T101">wordInBook<text:s/></text:span><text:span text:style-name="T102">string</text:span><text:span text:style-name="T103">)<text:s/></text:span><text:span text:style-name="T104">bool<text:s/></text:span><text:span text:style-name="T105">{</text:span><text:span text:style-name="T106"><text:line-break/></text:span><text:span text:style-name="T107"><text:s text:c="3"/>word =<text:s/></text:span><text:span text:style-name="T108">strings</text:span><text:span text:style-name="T109">.</text:span><text:span text:style-name="T110">ToLower</text:span><text:span text:style-name="T111">(word)</text:span><text:span text:style-name="T112"><text:line-break/></text:span><text:span text:style-name="T113"><text:s text:c="3"/>wordInBook =<text:s/></text:span><text:span text:style-name="T114">strings</text:span><text:span text:style-name="T115">.</text:span><text:span text:style-name="T116">ToLower</text:span><text:span text:style-name="T117">(wordInBook)</text:span><text:span text:style-name="T118"><text:line-break/></text:span><text:span text:style-name="T119"><text:s text:c="3"/></text:span><text:span text:style-name="T120">if<text:s/></text:span><text:span text:style-name="T121">"_"<text:s/></text:span><text:span text:style-name="T122">== word {</text:span><text:span text:style-name="T123"><text:line-break/></text:span><text:span text:style-name="T124"><text:s text:c="6"/></text:span><text:span text:style-name="T125">return true</text:span><text:span text:style-name="T126"><text:line-break/></text:span><text:span text:style-name="T127"><text:s text:c="3"/></text:span><text:span text:style-name="T128">}</text:span><text:span text:style-name="T129"><text:line-break/></text:span><text:span text:style-name="T130"><text:s text:c="3"/></text:span><text:span text:style-name="T131">return<text:s/></text:span><text:span text:style-name="T132">word == wordInBook</text:span><text:span text:style-name="T133"><text:line-break/></text:span><text:span text:style-name="T134">}</text:span></text:p>
      <text:p text:style-name="Normal"/>
      <text:p text:style-name="P135">Die Funktion, um alle<text:s/>Satzmöglichkeiten zu finden:</text:p>
      <text:p text:style-name="P136"><text:span text:style-name="T137">func<text:s/></text:span><text:span text:style-name="T138">Search</text:span><text:span text:style-name="T139">(sentence<text:s/></text:span><text:span text:style-name="T140">string,<text:s/></text:span><text:span text:style-name="T141">text *</text:span><text:span text:style-name="T142">string,<text:s/></text:span><text:span text:style-name="T143">returnChannel<text:s/></text:span><text:span text:style-name="T144">chan string</text:span><text:span text:style-name="T145">) {</text:span><text:span text:style-name="T146"><text:line-break/></text:span><text:span text:style-name="T147"><text:s text:c="3"/></text:span><text:span text:style-name="T148">defer close</text:span><text:span text:style-name="T149">(returnChannel)</text:span><text:span text:style-name="T150"><text:line-break/></text:span><text:span text:style-name="T151"><text:s text:c="3"/></text:span><text:span text:style-name="T152">var<text:s/></text:span><text:span text:style-name="T153">sentenceSlice =<text:s/></text:span><text:span text:style-name="T154">strings</text:span><text:span text:style-name="T155">.</text:span><text:span text:style-name="T156">Split</text:span><text:span text:style-name="T157">(sentence</text:span><text:span text:style-name="T158">,<text:s/></text:span><text:span text:style-name="T159">" "</text:span><text:span text:style-name="T160">)</text:span><text:span text:style-name="T161"><text:line-break/></text:span><text:span text:style-name="T162"><text:s text:c="3"/></text:span><text:span text:style-name="T163">var<text:s/></text:span><text:span text:style-name="T164">textSlice =<text:s/></text:span><text:span text:style-name="T165">strings</text:span><text:span text:style-name="T166">.</text:span><text:span text:style-name="T167">Split</text:span><text:span text:style-name="T168">(*text</text:span><text:span text:style-name="T169">,<text:s/></text:span><text:span text:style-name="T170">" "</text:span><text:span text:style-name="T171">)</text:span><text:span text:style-name="T172"><text:line-break/></text:span><text:span text:style-name="T173"><text:s text:c="3"/></text:span><text:span text:style-name="T174">for<text:s/></text:span><text:span text:style-name="T175">idx</text:span><text:span text:style-name="T176">,<text:s/></text:span><text:span text:style-name="T177">word :=<text:s/></text:span><text:span text:style-name="T178">range<text:s/></text:span><text:span text:style-name="T179">textSlice {</text:span><text:span text:style-name="T180"><text:line-break/></text:span><text:span text:style-name="T181"><text:s text:c="6"/></text:span><text:span text:style-name="T182">if<text:s/></text:span><text:span text:style-name="T183">CheckWords</text:span><text:span text:style-name="T184">(sentenceSlice[</text:span><text:span text:style-name="T185">0</text:span><text:span text:style-name="T186">]</text:span><text:span text:style-name="T187">,<text:s/></text:span><text:span text:style-name="T188">word) {</text:span><text:span text:style-name="T189"><text:line-break/></text:span><text:span text:style-name="T190"><text:s text:c="9"/></text:span><text:span text:style-name="T191">var<text:s/></text:span><text:span text:style-name="T192">isSame =<text:s/></text:span><text:span text:style-name="T193">true</text:span><text:span text:style-name="T194"><text:line-break/></text:span><text:span text:style-name="T195"><text:s text:c="9"/>for<text:s/></text:span><text:span text:style-name="T196">i :=<text:s/></text:span><text:span text:style-name="T197">1</text:span><text:span text:style-name="T198">;<text:s/></text:span><text:span text:style-name="T199">i &lt;<text:s/></text:span><text:span text:style-name="T200">len</text:span><text:span text:style-name="T201">(sentenceSlice)</text:span><text:span text:style-name="T202">;<text:s/></text:span><text:span text:style-name="T203">i++ {</text:span><text:span text:style-name="T204"><text:line-break/></text:span><text:span text:style-name="T205"><text:s text:c="12"/></text:span><text:span text:style-name="T206">if<text:s/></text:span><text:span text:style-name="T207">idx+i &gt;= (</text:span><text:span text:style-name="T208">len</text:span><text:span text:style-name="T209">(textSlice) -<text:s/></text:span><text:span text:style-name="T210">1</text:span><text:span text:style-name="T211">) {</text:span><text:span text:style-name="T212"><text:line-break/></text:span><text:span text:style-name="T213"><text:s text:c="15"/>isSame =<text:s/></text:span><text:span text:style-name="T214">false</text:span><text:span text:style-name="T215"><text:line-break/></text:span><text:span text:style-name="T216"><text:s text:c="12"/></text:span><text:span text:style-name="T217">}<text:s/></text:span><text:span text:style-name="T218">else<text:s/></text:span><text:span text:style-name="T219">{</text:span><text:span text:style-name="T220"><text:line-break/></text:span><text:span text:style-name="T221"><text:s text:c="15"/></text:span><text:span text:style-name="T222">i</text:span><text:span text:style-name="T223">f<text:s/></text:span><text:span text:style-name="T224">!</text:span><text:span text:style-name="T225">CheckWords</text:span><text:span text:style-name="T226">(sentenceSlice[i]</text:span><text:span text:style-name="T227">,<text:s/></text:span><text:span text:style-name="T228">textSlice[idx+i]) {</text:span><text:span text:style-name="T229"><text:line-break/></text:span><text:span text:style-name="T230"><text:s text:c="18"/>isSame =<text:s/></text:span><text:span text:style-name="T231">false</text:span><text:span text:style-name="T232"><text:line-break/></text:span><text:span text:style-name="T233"><text:s text:c="18"/>break</text:span><text:span text:style-name="T234"><text:line-break/></text:span><text:span text:style-name="T235"><text:s text:c="15"/></text:span><text:span text:style-name="T236">}</text:span><text:span text:style-name="T237"><text:line-break/></text:span><text:span text:style-name="T238"><text:s text:c="12"/>}</text:span><text:span text:style-name="T239"><text:line-break/></text:span><text:span text:style-name="T240"><text:s text:c="9"/>}</text:span><text:span text:style-name="T241"><text:line-break/></text:span><text:span text:style-name="T242"><text:s text:c="9"/></text:span><text:span text:style-name="T243">if<text:s/></text:span><text:span text:style-name="T244">isSame {</text:span><text:span text:style-name="T245"><text:line-break/></text:span><text:span text:style-name="T246"><text:s text:c="12"/>returnChannel &lt;-<text:s/></text:span><text:span text:style-name="T247">strings</text:span><text:span text:style-name="T248">.</text:span><text:span text:style-name="T249">Join</text:span><text:span text:style-name="T250">(textSlice[idx:idx+</text:span><text:span text:style-name="T251">len</text:span><text:span text:style-name="T252">(sentenceSlice)]</text:span><text:span text:style-name="T253">,<text:s/></text:span><text:span text:style-name="T254">" "</text:span><text:span text:style-name="T255">)</text:span><text:span text:style-name="T256"><text:line-break/></text:span><text:span text:style-name="T257"><text:s text:c="9"/>}</text:span><text:span text:style-name="T258"><text:line-break/></text:span><text:span text:style-name="T259"><text:s text:c="6"/>}</text:span><text:span text:style-name="T260"><text:line-break/></text:span><text:span text:style-name="T261"><text:s text:c="3"/>}</text:span><text:span text:style-name="T262"><text:line-break/></text:span><text:span text:style-name="T263">}</text:span></text:p>
      <text:p text:style-name="Normal"/>
      <text:p text:style-name="Normal"/>
      <text:h text:style-name="P264" text:outline-level="2"><text:bookmark-start text:name="_Toc119939244"/>Importierung des Buchtexts und der unvollständigen Wörter<text:bookmark-end text:name="_Toc119939244"/></text:h>
      <text:p text:style-name="P265"/>
      <text:p text:style-name="P266">Der Pfad zur config-Datei:</text:p>
      <text:p text:style-name="P267"><text:span text:style-name="T268">const<text:s/></text:span><text:span text:style-name="T269">(</text:span><text:span text:style-name="T270"><text:line-break/></text:span><text:span text:style-name="T271"><text:s text:c="3"/></text:span><text:span text:style-name="T272">CONFIG<text:s/></text:span><text:span text:style-name="T273">=<text:s/></text:span><text:span text:style-name="T274">"config"</text:span><text:span text:style-name="T275"><text:line-break/></text:span><text:span text:style-name="T276">)</text:span></text:p>
      <text:p text:style-name="P277"/>
      <text:p text:style-name="P278">Die ignorierten Zeichen:</text:p>
      <text:p text:style-name="P279"><text:span text:style-name="T280">var<text:s/></text:span><text:span text:style-name="T281">(</text:span><text:span text:style-name="T282"><text:line-break/></text:span><text:span text:style-name="T283"><text:s text:c="3"/>IGNORED_CHARACTERS = []</text:span><text:span text:style-name="T284">string</text:span><text:span text:style-name="T285">{</text:span><text:span text:style-name="T286">"»"</text:span><text:span text:style-name="T287">,<text:s/></text:span><text:span text:style-name="T288">"«"</text:span><text:span text:style-name="T289">,<text:s/></text:span><text:span text:style-name="T290">","</text:span><text:span text:style-name="T291">,<text:s/></text:span><text:span text:style-name="T292">"."</text:span><text:span text:style-name="T293">,<text:s/></text:span><text:span text:style-name="T294">"?"</text:span><text:span text:style-name="T295">,<text:s/></text:span><text:span text:style-name="T296">"!"</text:span><text:span text:style-name="T297">,<text:s/></text:span><text:span text:style-name="T298">"_"</text:span><text:span text:style-name="T299">,<text:s/></text:span><text:span text:style-name="T300">"</text:span><text:span text:style-name="T301">\"</text:span><text:span text:style-name="T302">"</text:span><text:span text:style-name="T303">}</text:span><text:span text:style-name="T304"><text:line-break/></text:span><text:span text:style-name="T305">)</text:span></text:p>
      <text:p text:style-name="P306"/>
      <text:p text:style-name="P307">Die Funktion, um das Buch zu importieren:</text:p>
      <text:p text:style-name="P308"><text:span text:style-name="T309">func<text:s/></text:span><text:span text:style-name="T310">ImportBook</text:span><text:span text:style-name="T311">() *</text:span><text:span text:style-name="T312">string<text:s/></text:span><text:span text:style-name="T313">{</text:span><text:span text:style-name="T314"><text:line-break/></text:span><text:span text:style-name="T315"><text:s text:c="3"/>data</text:span><text:span text:style-name="T316">,<text:s/></text:span><text:span text:style-name="T317">err :=<text:s/></text:span><text:span text:style-name="T318">os</text:span><text:span text:style-name="T319">.</text:span><text:span text:style-name="T320">ReadFile</text:span><text:span text:style-name="T321">(</text:span><text:span text:style-name="T322">CONFIG</text:span><text:span text:style-name="T323">)</text:span><text:span text:style-name="T324"><text:line-break/></text:span><text:span text:style-name="T325"><text:s text:c="3"/></text:span><text:span text:style-name="T326">if<text:s/></text:span><text:span text:style-name="T327">err !=<text:s/></text:span><text:span text:style-name="T328">nil<text:s/></text:span><text:span text:style-name="T329">{</text:span><text:span text:style-name="T330"><text:line-break/></text:span><text:span text:style-name="T331"><text:s text:c="6"/></text:span><text:span text:style-name="T332">log</text:span><text:span text:style-name="T333">.</text:span><text:span text:style-name="T334">Panic</text:span><text:span text:style-name="T335">(err)</text:span><text:span text:style-name="T336"><text:line-break/></text:span><text:span text:style-name="T337"><text:s text:c="3"/>}</text:span><text:span text:style-name="T338"><text:line-break/></text:span><text:span text:style-name="T339"><text:s text:c="3"/>bookData</text:span><text:span text:style-name="T340">,<text:s/></text:span><text:span text:style-name="T341">bookErr :=<text:s/></text:span><text:span text:style-name="T342">os</text:span><text:span text:style-name="T343">.</text:span><text:span text:style-name="T344">ReadFile</text:span><text:span text:style-name="T345">(</text:span><text:span text:style-name="T346">strings</text:span><text:span text:style-name="T347">.</text:span><text:span text:style-name="T348">TrimSuffix</text:span><text:span text:style-name="T349">(</text:span><text:span text:style-name="T350">strings</text:span><text:span text:style-name="T351">.</text:span><text:span text:style-name="T352">Split</text:span><text:span text:style-name="T353">(</text:span><text:span text:style-name="T354">string</text:span><text:span text:style-name="T355">(data)</text:span><text:span text:style-name="T356">,<text:s/></text:span><text:span text:style-name="T357">"</text:span><text:span text:style-name="T358">\n</text:span><text:span text:style-name="T359">"</text:span><text:span text:style-name="T360">)[</text:span><text:span text:style-name="T361">0</text:span><text:span text:style-name="T362">]</text:span><text:span text:style-name="T363">,<text:s/></text:span><text:span text:style-name="T364">"</text:span><text:span text:style-name="T365">\r</text:span><text:span text:style-name="T366">"</text:span><text:span text:style-name="T367">))</text:span><text:span text:style-name="T368"><text:line-break/></text:span><text:span text:style-name="T369"><text:s text:c="3"/></text:span><text:span text:style-name="T370">if<text:s/></text:span><text:span text:style-name="T371">bookErr !=<text:s/></text:span><text:span text:style-name="T372">nil<text:s/></text:span><text:span text:style-name="T373">{</text:span><text:span text:style-name="T374"><text:line-break/></text:span><text:span text:style-name="T375"><text:s text:c="6"/></text:span><text:span text:style-name="T376">log</text:span><text:span text:style-name="T377">.</text:span><text:span text:style-name="T378">Panic</text:span><text:span text:style-name="T379">(bookErr)</text:span><text:span text:style-name="T380"><text:line-break/></text:span><text:span text:style-name="T381"><text:s text:c="3"/>}</text:span><text:span text:style-name="T382"><text:line-break/></text:span><text:span text:style-name="T383"><text:s text:c="3"/></text:span><text:span text:style-name="T384">var<text:s/></text:span><text:span text:style-name="T385">bookString =<text:s/></text:span><text:span text:style-name="T386">string</text:span><text:span text:style-name="T387">(bookData)</text:span><text:span text:style-name="T388"><text:line-break/></text:span><text:span text:style-name="T389"><text:s text:c="3"/>bookString =<text:s/></text:span><text:span text:style-name="T390">strings</text:span><text:span text:style-name="T391">.</text:span><text:span text:style-name="T392">Replace</text:span><text:span text:style-name="T393">(bookString</text:span><text:span text:style-name="T394">,<text:s/></text:span><text:span text:style-name="T395">"</text:span><text:span text:style-name="T396">\n</text:span><text:span text:style-name="T397">"</text:span><text:span text:style-name="T398">,<text:s/></text:span><text:span text:style-name="T399">" "</text:span><text:span text:style-name="T400">,<text:s/></text:span><text:span text:style-name="T401">-</text:span><text:span text:style-name="T402">1</text:span><text:span text:style-name="T403">)</text:span><text:span text:style-name="T404"><text:line-break/></text:span><text:span text:style-name="T405"><text:s text:c="3"/>bookString =<text:s/></text:span><text:span text:style-name="T406">strings</text:span><text:span text:style-name="T407">.</text:span><text:span text:style-name="T408">Replace</text:span><text:span text:style-name="T409">(bookString</text:span><text:span text:style-name="T410">,<text:s/></text:span><text:span text:style-name="T411">"</text:span><text:span text:style-name="T412">\r</text:span><text:span text:style-name="T413">"</text:span><text:span text:style-name="T414">,<text:s/></text:span><text:span text:style-name="T415">""</text:span><text:span text:style-name="T416">,<text:s/></text:span><text:span text:style-name="T417">-</text:span><text:span text:style-name="T418">1</text:span><text:span text:style-name="T419">)</text:span><text:span text:style-name="T420"><text:line-break/></text:span><text:span text:style-name="T421"><text:s text:c="3"/>bookString =<text:s/></text:span><text:span text:style-name="T422">strings</text:span><text:span text:style-name="T423">.</text:span><text:span text:style-name="T424">Replace</text:span><text:span text:style-name="T425">(bookString</text:span><text:span text:style-name="T426">,<text:s/></text:span><text:span text:style-name="T427">" <text:s/>"</text:span><text:span text:style-name="T428">,<text:s/></text:span><text:span text:style-name="T429">" "</text:span><text:span text:style-name="T430">,<text:s/></text:span><text:span text:style-name="T431">-</text:span><text:span text:style-name="T432">1</text:span><text:span text:style-name="T433">)</text:span><text:span text:style-name="T434"><text:line-break/></text:span><text:span text:style-name="T435"><text:s text:c="3"/></text:span><text:span text:style-name="T436">for<text:s/></text:span><text:span text:style-name="T437">_</text:span><text:span text:style-name="T438">,<text:s/></text:span><text:span text:style-name="T439">ignoredCharacter :=<text:s/></text:span><text:span text:style-name="T440">range<text:s/></text:span><text:span text:style-name="T441">IGNORED_CHARACTERS {</text:span><text:span text:style-name="T442"><text:line-break/></text:span><text:span text:style-name="T443"><text:s text:c="6"/>bookString =<text:s/></text:span><text:span text:style-name="T444">strings</text:span><text:span text:style-name="T445">.</text:span><text:span text:style-name="T446">Replace</text:span><text:span text:style-name="T447">(bookString</text:span><text:span text:style-name="T448">,<text:s/></text:span><text:span text:style-name="T449">ignoredCharacter</text:span><text:span text:style-name="T450">,<text:s/></text:span><text:span text:style-name="T451">""</text:span><text:span text:style-name="T452">,<text:s/></text:span><text:span text:style-name="T453">-</text:span><text:span text:style-name="T454">1</text:span><text:span text:style-name="T455">)</text:span><text:span text:style-name="T456"><text:line-break/></text:span><text:span text:style-name="T457"><text:s text:c="3"/>}</text:span><text:span text:style-name="T458"><text:line-break/></text:span><text:span text:style-name="T459"><text:s text:c="3"/></text:span><text:span text:style-name="T460">return<text:s/></text:span><text:span text:style-name="T461">&amp;bookString</text:span><text:span text:style-name="T462"><text:line-break/></text:span><text:span text:style-name="T463">}</text:span></text:p>
      <text:p text:style-name="Normal"/>
      <text:p text:style-name="P464">Die Funktion, welche die Dateien mit den<text:s/>unvollständigen Sätzen importiert:</text:p>
      <text:p text:style-name="P465"><text:span text:style-name="T466">func<text:s/></text:span><text:span text:style-name="T467">ImportFiles</text:span><text:span text:style-name="T468">() []</text:span><text:span text:style-name="T469">string<text:s/></text:span><text:span text:style-name="T470">{</text:span><text:span text:style-name="T471"><text:line-break/></text:span><text:span text:style-name="T472"><text:s text:c="3"/></text:span><text:span text:style-name="T473">var<text:s/></text:span><text:span text:style-name="T474">sentences =<text:s/></text:span><text:span text:style-name="T475">make</text:span><text:span text:style-name="T476">([]</text:span><text:span text:style-name="T477">string,<text:s/></text:span><text:span text:style-name="T478">0</text:span><text:span text:style-name="T479">)</text:span><text:span text:style-name="T480"><text:line-break/></text:span><text:span text:style-name="T481"><text:s text:c="3"/>data</text:span><text:span text:style-name="T482">,<text:s/></text:span><text:span text:style-name="T483">err :=<text:s/></text:span><text:span text:style-name="T484">os</text:span><text:span text:style-name="T485">.</text:span><text:span text:style-name="T486">ReadFile</text:span><text:span text:style-name="T487">(</text:span><text:span text:style-name="T488">CONFIG</text:span><text:span text:style-name="T489">)</text:span><text:span text:style-name="T490"><text:line-break/></text:span><text:span text:style-name="T491"><text:s text:c="3"/></text:span><text:span text:style-name="T492">if<text:s/></text:span><text:span text:style-name="T493">err !=<text:s/></text:span><text:span text:style-name="T494">nil<text:s/></text:span><text:span text:style-name="T495">{</text:span><text:span text:style-name="T496"><text:line-break/></text:span><text:span text:style-name="T497"><text:s text:c="6"/></text:span><text:span text:style-name="T498">log</text:span><text:span text:style-name="T499">.</text:span><text:span text:style-name="T500">Panic</text:span><text:span text:style-name="T501">(err)</text:span><text:span text:style-name="T502"><text:line-break/></text:span><text:span text:style-name="T503"><text:s text:c="3"/>}</text:span><text:span text:style-name="T504"><text:line-break/></text:span><text:span text:style-name="T505"><text:s text:c="3"/></text:span><text:span text:style-name="T506">for<text:s/></text:span><text:span text:style-name="T507">_</text:span><text:span text:style-name="T508">,<text:s/></text:span><text:span text:style-name="T509">line :=<text:s/></text:span><text:span text:style-name="T510">range<text:s/></text:span><text:span text:style-name="T511">strings</text:span><text:span text:style-name="T512">.</text:span><text:span text:style-name="T513">Split</text:span><text:span text:style-name="T514">(</text:span><text:span text:style-name="T515">string</text:span><text:span text:style-name="T516">(data)</text:span><text:span text:style-name="T517">,<text:s/></text:span><text:span text:style-name="T518">"</text:span><text:span text:style-name="T519">\n</text:span><text:span text:style-name="T520">"</text:span><text:span text:style-name="T521">)[</text:span><text:span text:style-name="T522">1</text:span><text:span text:style-name="T523">:] {</text:span><text:span text:style-name="T524"><text:line-break/></text:span><text:span text:style-name="T525"><text:s text:c="6"/>line =<text:s/></text:span><text:span text:style-name="T526">strings</text:span><text:span text:style-name="T527">.</text:span><text:span text:style-name="T528">TrimSuffix</text:span><text:span text:style-name="T529">(line</text:span><text:span text:style-name="T530">,<text:s/></text:span><text:span text:style-name="T531">"</text:span><text:span text:style-name="T532">\r</text:span><text:span text:style-name="T533">"</text:span><text:span text:style-name="T534">)</text:span><text:span text:style-name="T535"><text:line-break/></text:span><text:span text:style-name="T536"><text:s text:c="6"/>sentenceData</text:span><text:span text:style-name="T537">,<text:s/></text:span><text:span text:style-name="T538">sentenceErr :=<text:s/></text:span><text:span text:style-name="T539">os</text:span><text:span text:style-name="T540">.</text:span><text:span text:style-name="T541">ReadFile</text:span><text:span text:style-name="T542">(line)</text:span><text:span text:style-name="T543"><text:line-break/></text:span><text:span text:style-name="T544"><text:s text:c="6"/></text:span><text:span text:style-name="T545">if<text:s/></text:span><text:span text:style-name="T546">sentenceErr !=<text:s/></text:span><text:span text:style-name="T547">nil<text:s/></text:span><text:span text:style-name="T548">{</text:span><text:span text:style-name="T549"><text:line-break/></text:span><text:span text:style-name="T550"><text:s text:c="9"/></text:span><text:span text:style-name="T551">log</text:span><text:span text:style-name="T552">.</text:span><text:span text:style-name="T553">Panicf</text:span><text:span text:style-name="T554">(</text:span><text:span text:style-name="T555">"</text:span><text:span text:style-name="T556">%#v</text:span><text:span text:style-name="T557">:<text:s/></text:span><text:span text:style-name="T558">%v</text:span><text:span text:style-name="T559">"</text:span><text:span text:style-name="T560">,<text:s/></text:span><text:span text:style-name="T561">line</text:span><text:span text:style-name="T562">,<text:s/></text:span><text:span text:style-name="T563">sentenceErr)</text:span><text:span text:style-name="T564"><text:line-break/></text:span><text:span text:style-name="T565"><text:s text:c="6"/>}</text:span><text:span text:style-name="T566"><text:line-break/></text:span><text:span text:style-name="T567"><text:s text:c="6"/>sentences =<text:s/></text:span><text:span text:style-name="T568">append</text:span><text:span text:style-name="T569">(sentences</text:span><text:span text:style-name="T570">,<text:s/></text:span><text:span text:style-name="T571">strings</text:span><text:span text:style-name="T572">.</text:span><text:span text:style-name="T573">Replace</text:span><text:span text:style-name="T574">(</text:span><text:span text:style-name="T575">strings</text:span><text:span text:style-name="T576">.</text:span><text:span text:style-name="T577">Replace</text:span><text:span text:style-name="T578">(</text:span><text:span text:style-name="T579">string</text:span><text:span text:style-name="T580">(sentenceData)</text:span><text:span text:style-name="T581">,<text:s/></text:span><text:span text:style-name="T582">"</text:span><text:span text:style-name="T583">\r</text:span><text:span text:style-name="T584">"</text:span><text:span text:style-name="T585">,<text:s/></text:span><text:span text:style-name="T586">""</text:span><text:span text:style-name="T587">,<text:s/></text:span><text:span text:style-name="T588">-</text:span><text:span text:style-name="T589">1</text:span><text:span text:style-name="T590">)</text:span><text:span text:style-name="T591">,<text:s/></text:span><text:span text:style-name="T592">"</text:span><text:span text:style-name="T593">\n</text:span><text:span text:style-name="T594">"</text:span><text:span text:style-name="T595">,<text:s/></text:span><text:span text:style-name="T596">""</text:span><text:span text:style-name="T597">,<text:s/></text:span><text:span text:style-name="T598">-</text:span><text:span text:style-name="T599">1</text:span><text:span text:style-name="T600">))</text:span><text:span text:style-name="T601"><text:line-break/></text:span><text:span text:style-name="T602"><text:s text:c="3"/>}</text:span><text:span text:style-name="T603"><text:line-break/></text:span><text:span text:style-name="T604"><text:s text:c="3"/></text:span><text:span text:style-name="T605">return<text:s/></text:span><text:span text:style-name="T606">sentences</text:span><text:span text:style-name="T607"><text:line-break/></text:span><text:span text:style-name="T608">}</text:span></text:p>
      <text:h text:style-name="Heading2" text:outline-level="2"/>
      <text:h text:style-name="P609" text:outline-level="2"><text:bookmark-start text:name="_Toc119939245"/>Alles zusammenfügen<text:bookmark-end text:name="_Toc119939245"/></text:h>
      <text:p text:style-name="P610"/>
      <text:p text:style-name="P611">Die main-Funktion, welche alle Funktion zusammenfügt:</text:p>
      <text:p text:style-name="P612"><text:span text:style-name="T613">func<text:s/></text:span><text:span text:style-name="T614">main</text:span><text:span text:style-name="T615">() {</text:span><text:span text:style-name="T616"><text:line-break/></text:span><text:span text:style-name="T617"><text:s text:c="3"/></text:span><text:span text:style-name="T618">var<text:s/></text:span><text:span text:style-name="T619">uncompletedSentences =<text:s/></text:span><text:span text:style-name="T620">ImportFiles</text:span><text:span text:style-name="T621">()</text:span><text:span text:style-name="T622"><text:line-break/></text:span><text:span text:style-name="T623"><text:s text:c="3"/></text:span><text:span text:style-name="T624">var<text:s/></text:span><text:span text:style-name="T625">book =<text:s/></text:span><text:span text:style-name="T626">ImportBook</text:span><text:span text:style-name="T627">()</text:span><text:span text:style-name="T628"><text:line-break/></text:span><text:span text:style-name="T629"><text:s text:c="3"/></text:span><text:span text:style-name="T630">for<text:s/></text:span><text:span text:style-name="T631">idx</text:span><text:span text:style-name="T632">,<text:s/></text:span><text:span text:style-name="T633">uncompletedSentence :=<text:s/></text:span><text:span text:style-name="T634">range<text:s/></text:span><text:span text:style-name="T635">uncompletedSentences {</text:span><text:span text:style-name="T636"><text:line-break/></text:span><text:span text:style-name="T637"><text:s text:c="6"/></text:span><text:span text:style-name="T638">var<text:s/></text:span><text:span text:style-name="T639">sentenceChannel =<text:s/></text:span><text:span text:style-name="T640">make</text:span><text:span text:style-name="T641">(</text:span><text:span text:style-name="T642">chan string</text:span><text:span text:style-name="T643">)</text:span><text:span text:style-name="T644"><text:line-break/></text:span><text:span text:style-name="T645"><text:s text:c="6"/></text:span><text:span text:style-name="T646">fmt</text:span><text:span text:style-name="T647">.</text:span><text:span text:style-name="T648">Printf</text:span><text:span text:style-name="T649">(</text:span><text:span text:style-name="T650">"Sentence possibilities for uncompleted sentence<text:s/></text:span><text:span text:style-name="T651">%v</text:span><text:span text:style-name="T652">:<text:s/></text:span><text:span text:style-name="T653">\n</text:span><text:span text:style-name="T654">"</text:span><text:span text:style-name="T655">,<text:s/></text:span><text:span text:style-name="T656">idx)</text:span><text:span text:style-name="T657"><text:line-break/></text:span><text:span text:style-name="T658"><text:s text:c="6"/></text:span><text:span text:style-name="T659">go<text:s/></text:span><text:span text:style-name="T660">Search</text:span><text:span text:style-name="T661">(uncompletedSentence</text:span><text:span text:style-name="T662">,<text:s/></text:span><text:span text:style-name="T663">book</text:span><text:span text:style-name="T664">,<text:s/></text:span><text:span text:style-name="T665">sentenceChannel)</text:span><text:span text:style-name="T666"><text:line-break/></text:span><text:span text:style-name="T667"><text:s text:c="6"/></text:span><text:span text:style-name="T668">for<text:s/></text:span><text:span text:style-name="T669">sentence :=<text:s/></text:span><text:span text:style-name="T670">range<text:s/></text:span><text:span text:style-name="T671">sentenceChannel {</text:span><text:span text:style-name="T672"><text:line-break/></text:span><text:span text:style-name="T673"><text:s text:c="9"/></text:span><text:span text:style-name="T674">fmt</text:span><text:span text:style-name="T675">.</text:span><text:span text:style-name="T676">Printf</text:span><text:span text:style-name="T677">(</text:span><text:span text:style-name="T678">"</text:span><text:span text:style-name="T679">%#v\n</text:span><text:span text:style-name="T680">"</text:span><text:span text:style-name="T681">,<text:s/></text:span><text:span text:style-name="T682">sentence)</text:span><text:span text:style-name="T683"><text:line-break/></text:span><text:span text:style-name="T684"><text:s text:c="6"/>}</text:span><text:span text:style-name="T685"><text:line-break/></text:span><text:span text:style-name="T686"><text:s text:c="6"/></text:span><text:span text:style-name="T687">fmt</text:span><text:span text:style-name="T688">.</text:span><text:span text:style-name="T689">Print</text:span><text:span text:style-name="T690">(</text:span><text:span text:style-name="T691">"</text:span><text:span text:style-name="T692">\n</text:span><text:span text:style-name="T693">"</text:span><text:span text:style-name="T694">)</text:span><text:span text:style-name="T695"><text:line-break/></text:span><text:span text:style-name="T696"><text:s text:c="3"/>}</text:span><text:span text:style-name="T697"><text:line-break/></text:span><text:span text:style-name="T698">}</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JetBrains Mono" svg:font-family="JetBrains Mono" style:font-family-generic="modern" style:font-pitch="fixed" svg:panose-1="2 0 0 9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default-outline-level="2">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Sprechblasentext" style:display-name="Sprechblasentext" style:family="paragraph" style:parent-style-name="Standard">
      <style:text-properties style:font-name="Tahoma" style:font-name-asian="Mangal" style:font-name-complex="Tahoma" fo:font-size="8pt" style:font-size-asian="8pt" style:language-asian="hi" style:country-asian="IN" fo:hyphenate="false"/>
    </style:style>
    <style:style style:name="Verzeichnis2" style:display-name="Verzeichnis 2" style:family="paragraph">
      <style:paragraph-properties fo:margin-left="0.1965in">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Verzeichnis1" style:display-name="Verzeichnis 1" style:family="paragraph">
      <style:paragraph-properties>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RGV-Überschrift" style:display-name="RGV-Überschrift" style:family="paragraph">
      <style:paragraph-properties fo:keep-with-next="always" fo:margin-top="0.1666in" fo:margin-bottom="0.0833in"/>
      <style:text-properties style:font-name-asian="FreeSans" style:font-name-complex="Liberation Serif" fo:font-weight="bold" style:font-weight-asian="bold" fo:font-size="16pt" style:font-size-asian="16pt" style:language-asian="hi" style:country-asian="IN"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prechblasentextZchn" style:display-name="Sprechblasentext Zchn" style:family="text">
      <style:text-properties style:font-name="Tahoma" style:font-name-asian="Mangal" style:font-name-complex="Tahoma" style:letter-kerning="true" fo:font-size="8pt" style:font-size-asian="8pt" style:language-asian="hi" style:country-asian="IN"/>
    </style:style>
    <style:style style:name="Absatz-Standardschriftart" style:display-name="Absatz-Standardschriftart"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OCHeading" style:display-name="TOC Heading" style:family="paragraph" style:parent-style-name="Heading1" style:next-style-name="Normal" style:default-outline-level="1">
      <style:paragraph-properties fo:keep-together="always" style:vertical-align="auto" fo:margin-bottom="0in" fo:line-height="104%"/>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gkelc" style:display-name="hgkelc" style:family="text" style:parent-style-name="DefaultParagraphFont"/>
    <style:style style:name="ipa" style:display-name="ipa" style:family="text" style:parent-style-name="DefaultParagraphFont"/>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Liberation Sans" fo:font-size="14pt" style:font-size-asian="14pt" style:font-size-complex="14pt"/>
    </style:style>
    <text:list-style style:name="WWNum1" style:display-name="WW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Header" style:family="paragraph">
      <style:paragraph-properties>
        <style:tab-stops>
          <style:tab-stop style:type="right" style:position="6.3in"/>
        </style:tab-stops>
      </style:paragraph-properties>
    </style:style>
    <style:style style:name="T3" style:parent-style-name="Hyperlink" style:family="text">
      <style:text-properties fo:language="de" fo:country="DE"/>
    </style:style>
    <style:style style:name="T4" style:parent-style-name="Hyperlink" style:family="text">
      <style:text-properties fo:language="de" fo:country="DE"/>
    </style:style>
    <style:style style:name="T5" style:parent-style-name="Hyperlink" style:family="text">
      <style:text-properties fo:language="de" fo:country="DE"/>
    </style:style>
    <style:style style:name="T6" style:parent-style-name="Hyperlink" style:family="text">
      <style:text-properties fo:language="de" fo:country="DE"/>
    </style:style>
    <style:style style:name="T7" style:parent-style-name="Hyperlink" style:family="text">
      <style:text-properties fo:language="de" fo:country="DE"/>
    </style:style>
    <style:style style:name="T8" style:parent-style-name="DefaultParagraphFont" style:family="text">
      <style:text-properties fo:language="de" fo:country="DE"/>
    </style:style>
    <style:style style:name="T9" style:parent-style-name="Hyperlink" style:family="text">
      <style:text-properties fo:language="de" fo:country="DE"/>
    </style:style>
    <style:style style:name="T10" style:parent-style-name="Hyperlink" style:family="text">
      <style:text-properties fo:language="de" fo:country="DE"/>
    </style:style>
    <style:style style:name="T11" style:parent-style-name="Hyperlink" style:family="text">
      <style:text-properties fo:language="de" fo:country="DE"/>
    </style:style>
  </office:automatic-styles>
  <office:master-styles>
    <style:master-page style:name="MP0" style:page-layout-name="PL0">
      <style:header>
        <text:p text:style-name="P2"><text:a xlink:href="#Aufgabe" office:target-frame-name="_top" xlink:show="replace"><text:span text:style-name="T3">Junioraufgabe1:</text:span><text:bookmark-start text:name="_Hlt119229553"/><text:bookmark-start text:name="_Hlt119229554"/><text:span text:style-name="T4"><text:s/></text:span><text:bookmark-end text:name="_Hlt119229553"/><text:bookmark-end text:name="_Hlt119229554"/><text:span text:style-name="T5">Re</text:span><text:bookmark-start text:name="_Hlt119178918"/><text:span text:style-name="T6">i</text:span><text:bookmark-end text:name="_Hlt119178918"/><text:span text:style-name="T7">merei</text:span></text:a><text:span text:style-name="T8"><text:tab/>Team-ID:<text:s/></text:span><text:a xlink:href="#Aufgabe" office:target-frame-name="_top" xlink:show="replace"><text:span text:style-name="T9">007</text:span><text:bookmark-start text:name="_Hlt119178856"/><text:bookmark-start text:name="_Hlt119178857"/><text:span text:style-name="T10">7</text:span><text:bookmark-end text:name="_Hlt119178856"/><text:bookmark-end text:name="_Hlt119178857"/><text:span text:style-name="T11">2</text:span></text: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ino Spring</meta:initial-creator>
    <dc:creator>Aino Spring</dc:creator>
    <meta:creation-date>2022-11-12T19:25:00Z</meta:creation-date>
    <dc:date>2022-11-21T15:07:00Z</dc:date>
    <meta:print-date>2022-11-21T15:07:00Z</meta:print-date>
    <meta:template xlink:href="Normal.dotm" xlink:type="simple"/>
    <meta:editing-cycles>21</meta:editing-cycles>
    <meta:editing-duration>PT0S</meta:editing-duration>
    <meta:document-statistic meta:page-count="1" meta:paragraph-count="17" meta:word-count="1177" meta:character-count="8582" meta:row-count="61" meta:non-whitespace-character-count="7422"/>
  </office:meta>
</office:document-meta>
</file>